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347in" table:align="left"/>
    </style:style>
    <style:style style:name="Table1.A" style:family="table-column">
      <style:table-column-properties style:column-width="0.3222in"/>
    </style:style>
    <style:style style:name="Table1.F" style:family="table-column">
      <style:table-column-properties style:column-width="0.323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text-properties fo:font-size="15pt" style:font-size-asian="15pt" style:font-size-complex="15pt"/>
    </style:style>
    <style:style style:name="P2" style:family="paragraph">
      <style:paragraph-properties fo:text-align="center"/>
    </style:style>
    <style:style style:name="T1" style:family="text">
      <style:text-properties fo:font-size="15pt" style:font-size-asian="15pt" style:font-size-complex="15pt"/>
    </style:style>
    <style:style style:name="gr1" style:family="graphic">
      <style:graphic-properties draw:stroke="none" svg:stroke-color="#000000" draw:fill="none" draw:fill-color="#ffffff" fo:min-height="1.736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hatch" draw:fill-hatch-name="Black_20_45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c0c0c0"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173in" style:run-through="foreground" style:wrap="run-through" style:number-wrapped-paragraphs="no-limit" style:vertical-pos="from-top" style:vertical-rel="paragraph" style:horizontal-pos="from-left" style:horizontal-rel="paragraph"/>
    </style:style>
    <style:style style:name="gr6"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marker-start="Arrowheads_20_1" draw:fill="none" draw:fill-color="#ffffff" fo:min-height="0.2874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marker-start="Arrowheads_20_1"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marker-start="Arrowheads_20_1" draw:fill="none" draw:fill-color="#ffffff" fo:min-height="0.3772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marker-start="Arrowheads_20_1" draw:fill="none" draw:fill-color="#ffffff" fo:min-height="0.27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custom-shape text:anchor-type="paragraph" draw:z-index="11" draw:style-name="gr4" draw:text-style-name="P2" svg:width="0.9031in" svg:height="1.1087in" svg:x="1.3043in" svg:y="0.1681in"><text:p/><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Text_20_body"><draw:frame text:anchor-type="paragraph" draw:z-index="0" draw:style-name="gr1" draw:text-style-name="P1" svg:width="0.228in" svg:height="1.7362in" svg:x="-0.2035in" svg:y="0.452in"><draw:text-box><text:p><text:span text:style-name="T1">6</text:span></text:p><text:p><text:span text:style-name="T1">5</text:span></text:p><text:p><text:span text:style-name="T1">4</text:span></text:p><text:p><text:span text:style-name="T1">3</text:span></text:p><text:p><text:span text:style-name="T1">2</text:span></text:p><text:p><text:span text:style-name="T1">1</text:span></text:p></draw:text-box></draw:frame><draw:frame text:anchor-type="paragraph" draw:z-index="9" draw:style-name="gr9" svg:width="1.0122in" svg:height="0.3776in" svg:x="2.4154in" svg:y="1.6425in"><draw:text-box><text:p>Point (3,4)</text:p></draw:text-box></draw:frame><draw:frame text:anchor-type="paragraph" draw:z-index="12" draw:style-name="gr10" svg:width="1.0315in" svg:height="0.278in" svg:x="2.2866in" svg:y="0.1445in"><draw:text-box><text:p>Pixel (3,4)</text:p></draw:text-box></draw:frame><text:tab/><text:tab/><text:tab/><text:tab/><text:tab/><text:tab/><text:tab/><text:tab/><text:tab/><text:tab/><text:tab/><text:tab/><text:tab/><text:tab/><text:tab/><text:tab/></text:p>
      <table:table table:name="Table1" table:style-name="Table1">
        <table:table-column table:style-name="Table1.A" table:number-columns-repeated="5"/>
        <table:table-column table:style-name="Table1.F"/>
        <table:table-row>
          <table:table-cell table:style-name="Table1.A1" office:value-type="string">
            <text:p text:style-name="Table_20_Contents"><draw:custom-shape text:anchor-type="paragraph" draw:z-index="3" draw:style-name="gr4" draw:text-style-name="P2" svg:width="0.9335in" svg:height="1.2213in" svg:x="0.6311in" svg:y="1.0335in"><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0" draw:style-name="gr3" svg:width="0.3276in" svg:height="0.2886in" svg:x="0.9382in" svg:y="0.2075in"><text:p/><draw:enhanced-geometry svg:viewBox="0 0 21600 21600" draw:mirror-horizontal="true" draw:type="rectangle" draw:enhanced-path="M 0 0 L 21600 0 21600 21600 0 21600 0 0 Z N"/></draw:custom-shap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F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draw:custom-shape text:anchor-type="paragraph" draw:z-index="7" draw:style-name="gr8" draw:text-style-name="P2" svg:width="0.1094in" svg:height="0.1098in" svg:x="0.2346in" svg:y="0.1693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draw:line text:anchor-type="paragraph" draw:z-index="8" draw:style-name="gr6" draw:text-style-name="P2" svg:x1="0.0217in" svg:y1="0.0102in" svg:x2="1.3315in" svg:y2="0.6646in"><text:p/></draw:line></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draw:custom-shape text:anchor-type="paragraph" draw:z-index="2" draw:style-name="gr3" svg:width="0.2787in" svg:height="0.2886in" svg:x="0.3035in" svg:y="0.2272in"><text:p/><draw:enhanced-geometry svg:viewBox="0 0 21600 21600" draw:mirror-horizontal="true" draw:type="rectangle" draw:enhanced-path="M 0 0 L 21600 0 21600 21600 0 21600 0 0 Z N"/></draw:custom-shap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draw:custom-shape text:anchor-type="paragraph" draw:z-index="1" draw:style-name="gr2" svg:width="0.0504in" svg:height="0.0504in" svg:x="0.2543in" svg:y="0.1965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draw:line text:anchor-type="paragraph" draw:z-index="5" draw:style-name="gr6" draw:text-style-name="P2" svg:x1="0.2445in" svg:y1="0.0764in" svg:x2="-0.0035in" svg:y2="0.8508in"><text:p/></draw:li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Standard"><draw:frame text:anchor-type="paragraph" draw:z-index="4" draw:style-name="gr5" svg:width="1.1303in" svg:height="0.3177in" svg:x="1.6618in" svg:y="0.2929in"><draw:text-box><text:p>Pixel (1,1)</text:p></draw:text-box></draw:frame><draw:frame text:anchor-type="paragraph" draw:z-index="6" draw:style-name="gr7" svg:width="0.913in" svg:height="0.2878in" svg:x="-0.2827in" svg:y="0.6898in"><draw:text-box><text:p>Point (1,1)</text:p></draw:text-box></draw:frame>0 <text:s text:c="3"/>1 <text:s text:c="5"/>2 <text:s text:c="4"/>3 <text:s text:c="5"/>4 <text:s text:c="5"/>5 <text:s text:c="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hatch draw:name="Black_20_45_20_Degrees" draw:display-name="Black 45 Degrees" draw:style="single" draw:color="#000000" draw:distance="0.0402in" draw:rotation="450"/>
    <draw:marker draw:name="Arrowheads_20_1" draw:display-name="Arrowheads 1" svg:viewBox="0 0 1131 902" svg:d="m564 0-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8T14:56:43</meta:creation-date>
    <dc:date>2014-01-18T15:33:45</dc:date>
    <meta:editing-duration>PT5M51S</meta:editing-duration>
    <meta:editing-cycles>1</meta:editing-cycles>
    <meta:document-statistic meta:table-count="1" meta:image-count="0" meta:object-count="0" meta:page-count="1" meta:paragraph-count="2" meta:word-count="7" meta:character-count="55" meta:non-whitespace-character-count="7"/>
    <meta:generator>LibreOffice/3.5$Linux_X86_64 LibreOffice_project/350m1$Build-2</meta:generator>
  </office:meta>
</office:document-meta>
</file>